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f87" officeooo:paragraph-rsid="0018cf87"/>
    </style:style>
    <style:style style:name="P2" style:family="paragraph" style:parent-style-name="Standard">
      <style:paragraph-properties fo:text-align="start" style:justify-single-word="false"/>
      <style:text-properties officeooo:rsid="0018cf87" officeooo:paragraph-rsid="0018c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HEAT SHEET</text:p>
      <text:p text:style-name="P1"/>
      <text:p text:style-name="P2">print() - print in the output – built in function</text:p>
      <text:p text:style-name="P2"/>
      <text:p text:style-name="P2">type() - denotes the type of value entered in braces (int,char,float... etc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2:49:18.989195332</meta:creation-date>
    <dc:date>2023-02-03T12:50:56.557744460</dc:date>
    <meta:editing-duration>PT1M39S</meta:editing-duration>
    <meta:editing-cycles>1</meta:editing-cycles>
    <meta:document-statistic meta:table-count="0" meta:image-count="0" meta:object-count="0" meta:page-count="1" meta:paragraph-count="3" meta:word-count="24" meta:character-count="143" meta:non-whitespace-character-count="121"/>
    <meta:generator>LibreOffice/7.3.6.2$Linux_X86_64 LibreOffice_project/30$Build-2</meta:generator>
  </office:meta>
</office:document-meta>
</file>